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87635488" text:id="ct8763548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79562848" text:id="ct795628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3872576" text:id="ct838725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99561680" text:id="ct995616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6492304" text:id="ct7649230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3450176" text:id="ct8345017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87635488"/><text:change-start text:change-id="ct79562848"/>Adopt<text:change-end text:change-id="ct79562848"/>ed<text:change-start text:change-id="ct83872576"/> as a <text:change-end text:change-id="ct83872576"/>NMRA <text:change-start text:change-id="ct99561680"/>Standard<text:change-end text:change-id="ct99561680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76492304"/><text:change-start text:change-id="ct83450176"/>Version History<text:change-end text:change-id="ct8345017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3:43.338301316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x.x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3:43.250306871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3" meta:word-count="73" meta:character-count="434" meta:non-whitespace-character-count="367"/>
  </office:meta>
</office:document-meta>
</file>